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pict@localhost ~]$ mysql -h 10.10.15.202 -u te3149 -p</text:p>
      <text:p text:style-name="Standard">Enter password: </text:p>
      <text:p text:style-name="Standard">Welcome to the MariaDB monitor. <text:s/>Commands end with ; or \g.</text:p>
      <text:p text:style-name="Standard">Your MariaDB connection id is 8</text:p>
      <text:p text:style-name="Standard">Server version: 5.5.43-MariaDB MariaDB Server</text:p>
      <text:p text:style-name="Standard"/>
      <text:p text:style-name="Standard">Copyright (c) 2000, 2015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use te3149db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te3149db]&gt; desc customer</text:p>
      <text:p text:style-name="Standard"><text:s text:c="4"/>-&gt; 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cid <text:s text:c="5"/>| int(11) <text:s text:c="4"/>| NO <text:s text:c="2"/>| PRI | NULL <text:s text:c="3"/>| <text:s text:c="6"/>|</text:p>
      <text:p text:style-name="Standard">| name <text:s text:c="4"/>| varchar(20) | YES <text:s/>| <text:s text:c="4"/>| NULL <text:s text:c="3"/>| <text:s text:c="6"/>|</text:p>
      <text:p text:style-name="Standard">| city <text:s text:c="4"/>| varchar(10) | YES <text:s/>| <text:s text:c="4"/>| NULL <text:s text:c="3"/>| <text:s text:c="6"/>|</text:p>
      <text:p text:style-name="Standard">| class_id | int(11) <text:s text:c="4"/>| YES <text:s/>| MUL | NULL <text:s text:c="3"/>| <text:s text:c="6"/>|</text:p>
      <text:p text:style-name="Standard">+----------+-------------+------+-----+---------+-------+</text:p>
      <text:p text:style-name="Standard">4 rows in set (0.01 sec)</text:p>
      <text:p text:style-name="Standard"/>
      <text:p text:style-name="Standard">MariaDB [te3149db]&gt; desc book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isbn <text:s text:c="3"/>| int(11) <text:s text:c="4"/>| NO <text:s text:c="2"/>| PRI | 0 <text:s text:c="6"/>| <text:s text:c="6"/>|</text:p>
      <text:p text:style-name="Standard">| title <text:s text:c="2"/>| varchar(20) | YES <text:s/>| <text:s text:c="4"/>| NULL <text:s text:c="3"/>| <text:s text:c="6"/>|</text:p>
      <text:p text:style-name="Standard">| auth_id | int(11) <text:s text:c="4"/>| YES <text:s/>| MUL | NULL <text:s text:c="3"/>| <text:s text:c="6"/>|</text:p>
      <text:p text:style-name="Standard">| p_no <text:s text:c="3"/>| int(11) <text:s text:c="4"/>| YES <text:s/>| MUL | NULL <text:s text:c="3"/>| <text:s text:c="6"/>|</text:p>
      <text:p text:style-name="Standard">| year <text:s text:c="3"/>| int(11) <text:s text:c="4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/>
      <text:p text:style-name="Standard">MariaDB [te3149db]&gt; create table order(order_no int primary key, cid int, isbn int, qty int, date1 date, foreign key(cid) references customer(cid)on delete cascade,</text:p>
      <text:p text:style-name="Standard"><text:s text:c="4"/>-&gt; foreign key(isbn) references book(isbn)on delete cascade);</text:p>
      <text:p text:style-name="Standard">ERROR 1064 (42000): You have an error in your SQL syntax; check the manual that corresponds to your MariaDB server version for the right syntax to use near 'order(order_no int primary key, cid int, isbn int, qty int, date1 date, foreign ' at line 1</text:p>
      <text:p text:style-name="Standard">MariaDB [te3149db]&gt; create table order1(order_no int primary key, cid int, isbn int, qty int, date1 date, foreign key(cid) references customer(cid)on delete cascade, foreign key(isbn) references book(isbn)on delete cascade);</text:p>
      <text:p text:style-name="Standard">Query OK, 0 rows affected (0.07 sec)</text:p>
      <text:p text:style-name="Standard"/>
      <text:p text:style-name="Standard">MariaDB [te3149db]&gt; desc order1;</text:p>
      <text:p text:style-name="Standard">+----------+---------+------+-----+---------+-------+</text:p>
      <text:p text:style-name="Standard">| Field <text:s text:c="3"/>| Type <text:s text:c="3"/>| Null | Key | Default | Extra |</text:p>
      <text:p text:style-name="Standard"><text:soft-page-break/>+----------+---------+------+-----+---------+-------+</text:p>
      <text:p text:style-name="Standard">| order_no | int(11) | NO <text:s text:c="2"/>| PRI | NULL <text:s text:c="3"/>| <text:s text:c="6"/>|</text:p>
      <text:p text:style-name="Standard">| cid <text:s text:c="5"/>| int(11) | YES <text:s/>| MUL | NULL <text:s text:c="3"/>| <text:s text:c="6"/>|</text:p>
      <text:p text:style-name="Standard">| isbn <text:s text:c="4"/>| int(11) | YES <text:s/>| MUL | NULL <text:s text:c="3"/>| <text:s text:c="6"/>|</text:p>
      <text:p text:style-name="Standard">| qty <text:s text:c="5"/>| int(11) | YES <text:s/>| <text:s text:c="4"/>| NULL <text:s text:c="3"/>| <text:s text:c="6"/>|</text:p>
      <text:p text:style-name="Standard">| date1 <text:s text:c="3"/>| date <text:s text:c="3"/>| YES <text:s/>| <text:s text:c="4"/>| NULL <text:s text:c="3"/>| <text:s text:c="6"/>|</text:p>
      <text:p text:style-name="Standard">+----------+---------+------+-----+---------+-------+</text:p>
      <text:p text:style-name="Standard">5 rows in set (0.01 sec)</text:p>
      <text:p text:style-name="Standard"/>
      <text:p text:style-name="Standard"/>
      <text:p text:style-name="Standard">#<text:span text:style-name="Strong_20_Emphasis">## </text:span><text:span text:style-name="Strong_20_Emphasis"><text:span text:style-name="T1">INSERTION 10 VALUES INTO TABLE</text:span></text:span></text:p>
      <text:p text:style-name="Standard"/>
      <text:p text:style-name="Standard">MariaDB [te3149db]&gt; insert into order values(1, 1241, 5564, 2, "2018-10-10");</text:p>
      <text:p text:style-name="Standard">ERROR 1064 (42000): You have an error in your SQL syntax; check the manual that corresponds to your MariaDB server version for the right syntax to use near 'order values(1, 1241, 5564, 2, "2018-10-10")' at line 1</text:p>
      <text:p text:style-name="Standard">MariaDB [te3149db]&gt; insert into order values(1, 1241, 5564, 2, "2018:10:10");</text:p>
      <text:p text:style-name="Standard">ERROR 1064 (42000): You have an error in your SQL syntax; check the manual that corresponds to your MariaDB server version for the right syntax to use near 'order values(1, 1241, 5564, 2, "2018:10:10")' at line 1</text:p>
      <text:p text:style-name="Standard">MariaDB [te3149db]&gt; insert into order values(1, 1241, 5564, 2, "2018/10/10");</text:p>
      <text:p text:style-name="Standard">ERROR 1064 (42000): You have an error in your SQL syntax; check the manual that corresponds to your MariaDB server version for the right syntax to use near 'order values(1, 1241, 5564, 2, "2018/10/10")' at line 1</text:p>
      <text:p text:style-name="Standard">MariaDB [te3149db]&gt; insert into order1 values(1, 1241, 5564, 2, "2018-10-10");</text:p>
      <text:p text:style-name="Standard">Query OK, 1 row affected (0.03 sec)</text:p>
      <text:p text:style-name="Standard"/>
      <text:p text:style-name="Standard">MariaDB [te3149db]&gt; insert into order1 values(2, 1338, 5565, 2, "2018-10-10");</text:p>
      <text:p text:style-name="Standard">Query OK, 1 row affected (0.01 sec)</text:p>
      <text:p text:style-name="Standard"/>
      <text:p text:style-name="Standard">MariaDB [te3149db]&gt; insert into order1 values(2, 1338, 5565, 2, "2018-08-10");</text:p>
      <text:p text:style-name="Standard">ERROR 1062 (23000): Duplicate entry '2' for key 'PRIMARY'</text:p>
      <text:p text:style-name="Standard">MariaDB [te3149db]&gt; insert into order1 values(3, 1383, 5565, 10, "2018-08-20");</text:p>
      <text:p text:style-name="Standard">Query OK, 1 row affected (0.01 sec)</text:p>
      <text:p text:style-name="Standard"/>
      <text:p text:style-name="Standard">MariaDB [te3149db]&gt; insert into order1 values(4, 1482, 5572, 15, "2018-04-20");</text:p>
      <text:p text:style-name="Standard">Query OK, 1 row affected (0.01 sec)</text:p>
      <text:p text:style-name="Standard"/>
      <text:p text:style-name="Standard">MariaDB [te3149db]&gt; insert into order1 values(5, 1992, 5568, 1, "2014-04-20");</text:p>
      <text:p text:style-name="Standard">Query OK, 1 row affected (0.02 sec)</text:p>
      <text:p text:style-name="Standard"/>
      <text:p text:style-name="Standard">MariaDB [te3149db]&gt; insert into order1 values(6, 2324, 5570, 2, "2014-09-14");</text:p>
      <text:p text:style-name="Standard">Query OK, 1 row affected (0.03 sec)</text:p>
      <text:p text:style-name="Standard"/>
      <text:p text:style-name="Standard">MariaDB [te3149db]&gt; insert into order1 values(7, 2343, 5570, 2, "2014-09-14");</text:p>
      <text:p text:style-name="Standard">Query OK, 1 row affected (0.02 sec)</text:p>
      <text:p text:style-name="Standard"/>
      <text:p text:style-name="Standard">MariaDB [te3149db]&gt; insert into order1 values(8, 8823, 5598, 10, "2014-09-14");</text:p>
      <text:p text:style-name="Standard">Query OK, 1 row affected (0.03 sec)</text:p>
      <text:p text:style-name="Standard"/>
      <text:p text:style-name="Standard">MariaDB [te3149db]&gt; insert into order1 values(9, 4238, 5571, 13, "2014-10-01");</text:p>
      <text:p text:style-name="Standard">Query OK, 1 row affected (0.01 sec)</text:p>
      <text:p text:style-name="Standard"/>
      <text:p text:style-name="Standard"><text:soft-page-break/>MariaDB [te3149db]&gt; insert into order1 values(10, 2234, 55572, 3, "2016-10-01"); </text:p>
      <text:p text:style-name="Standard">ERROR 1452 (23000): Cannot add or update a child row: a foreign key constraint fails (`te3149db`.`order1`, CONSTRAINT `order1_ibfk_2` FOREIGN KEY (`isbn`) REFERENCES `book` (`isbn`) ON DELETE CASCADE)</text:p>
      <text:p text:style-name="Standard">MariaDB [te3149db]&gt; insert into order1 values(10, 2234, 5572, 3, "2016-10-01");Query OK, 1 row affected (0.01 sec)</text:p>
      <text:p text:style-name="Standard"/>
      <text:p text:style-name="Standard">MariaDB [te3149db]&gt; </text:p>
      <text:p text:style-name="Standard">MariaDB [te3149db]&gt; select * from *;</text:p>
      <text:p text:style-name="Standard">ERROR 1064 (42000): You have an error in your SQL syntax; check the manual that corresponds to your MariaDB server version for the right syntax to use near '*' at line 1</text:p>
      <text:p text:style-name="Standard">MariaDB [te3149db]&gt; </text:p>
      <text:p text:style-name="Standard"/>
      <text:p text:style-name="Standard">MariaDB [te3149db]&gt; select * from customer;</text:p>
      <text:p text:style-name="Standard">+------+----------+-----------+----------+</text:p>
      <text:p text:style-name="Standard">| cid <text:s/>| name <text:s text:c="4"/>| city <text:s text:c="5"/>| class_id |</text:p>
      <text:p text:style-name="Standard">+------+----------+-----------+----------+</text:p>
      <text:p text:style-name="Standard">| 1241 | neha <text:s text:c="4"/>| Nashik <text:s text:c="3"/>| <text:s text:c="7"/>1 |</text:p>
      <text:p text:style-name="Standard">| 1338 | aditya <text:s text:c="2"/>| Pune <text:s text:c="5"/>| <text:s text:c="7"/>3 |</text:p>
      <text:p text:style-name="Standard">| 1383 | mandar <text:s text:c="2"/>| Pune <text:s text:c="5"/>| <text:s text:c="7"/>2 |</text:p>
      <text:p text:style-name="Standard">| 1482 | sanket <text:s text:c="2"/>| Pune <text:s text:c="5"/>| <text:s text:c="7"/>3 |</text:p>
      <text:p text:style-name="Standard">| 1992 | shruti <text:s text:c="2"/>| Ahmedabad | <text:s text:c="7"/>2 |</text:p>
      <text:p text:style-name="Standard">| 2234 | prajakta | Pune <text:s text:c="5"/>| <text:s text:c="7"/>2 |</text:p>
      <text:p text:style-name="Standard">| 2324 | jay <text:s text:c="5"/>| Mumbai <text:s text:c="3"/>| <text:s text:c="7"/>1 |</text:p>
      <text:p text:style-name="Standard">| 2343 | pratik <text:s text:c="2"/>| Pune <text:s text:c="5"/>| <text:s text:c="7"/>3 |</text:p>
      <text:p text:style-name="Standard">| 4238 | amey <text:s text:c="4"/>| Pune <text:s text:c="5"/>| <text:s text:c="7"/>3 |</text:p>
      <text:p text:style-name="Standard">| 8823 | daksh <text:s text:c="3"/>| Pune <text:s text:c="5"/>| <text:s text:c="7"/>1 |</text:p>
      <text:p text:style-name="Standard">+------+----------+-----------+----------+</text:p>
      <text:p text:style-name="Standard">10 rows in set (0.01 sec)</text:p>
      <text:p text:style-name="Standard"/>
      <text:p text:style-name="Standard">MariaDB [te3149db]&gt; desc customer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cid <text:s text:c="5"/>| int(11) <text:s text:c="4"/>| NO <text:s text:c="2"/>| PRI | NULL <text:s text:c="3"/>| <text:s text:c="6"/>|</text:p>
      <text:p text:style-name="Standard">| name <text:s text:c="4"/>| varchar(20) | YES <text:s/>| <text:s text:c="4"/>| NULL <text:s text:c="3"/>| <text:s text:c="6"/>|</text:p>
      <text:p text:style-name="Standard">| city <text:s text:c="4"/>| varchar(10) | YES <text:s/>| <text:s text:c="4"/>| NULL <text:s text:c="3"/>| <text:s text:c="6"/>|</text:p>
      <text:p text:style-name="Standard">| class_id | int(11) <text:s text:c="4"/>| YES <text:s/>| MUL | NULL <text:s text:c="3"/>| <text:s text:c="6"/>|</text:p>
      <text:p text:style-name="Standard">+----------+-------------+------+-----+---------+-------+</text:p>
      <text:p text:style-name="Standard">4 rows in set (0.00 sec)</text:p>
      <text:p text:style-name="Standard"/>
      <text:p text:style-name="P1">### DISPLAY ALL CUSTOMER DETAILS LIVING IN PUNE OR MUMBAI AND NAME STARTING WITH 'P' OR 'H'</text:p>
      <text:p text:style-name="Standard"/>
      <text:p text:style-name="Standard">MariaDB [te3149db]&gt; select * from customer where (name like('%p%') or name like('%m%')) AND ( city ='Pune" or city='Mumbai');</text:p>
      <text:p text:style-name="Standard">+------+----------+------+----------+</text:p>
      <text:p text:style-name="Standard">| cid <text:s/>| name <text:s text:c="4"/>| city | class_id |</text:p>
      <text:p text:style-name="Standard">+------+----------+------+----------+</text:p>
      <text:p text:style-name="Standard">| 1383 | mandar <text:s text:c="2"/>| Pune | <text:s text:c="7"/>2 |</text:p>
      <text:p text:style-name="Standard">| 2234 | prajakta | Pune | <text:s text:c="7"/>2 |</text:p>
      <text:p text:style-name="Standard">| 2343 | pratik <text:s text:c="2"/>| Pune | <text:s text:c="7"/>3 |</text:p>
      <text:p text:style-name="Standard">| 4238 | amey <text:s text:c="4"/>| Pune | <text:s text:c="7"/>3 |</text:p>
      <text:p text:style-name="Standard"><text:soft-page-break/>+------+----------+------+----------+</text:p>
      <text:p text:style-name="Standard">4 rows in set (0.00 sec)</text:p>
      <text:p text:style-name="Standard"/>
      <text:p text:style-name="Standard">MariaDB [te3149db]&gt; select * from customer where (name like('p%') or name like('m%')) and( city ='Pune" or city='Mumbai');</text:p>
      <text:p text:style-name="Standard">+------+----------+------+----------+</text:p>
      <text:p text:style-name="Standard">| cid <text:s/>| name <text:s text:c="4"/>| city | class_id |</text:p>
      <text:p text:style-name="Standard">+------+----------+------+----------+</text:p>
      <text:p text:style-name="Standard">| 1383 | mandar <text:s text:c="2"/>| Pune | <text:s text:c="7"/>2 |</text:p>
      <text:p text:style-name="Standard">| 2234 | prajakta | Pune | <text:s text:c="7"/>2 |</text:p>
      <text:p text:style-name="Standard">| 2343 | pratik <text:s text:c="2"/>| Pune | <text:s text:c="7"/>3 |</text:p>
      <text:p text:style-name="Standard">+------+----------+------+----------+</text:p>
      <text:p text:style-name="Standard">3 rows in set (0.00 sec)</text:p>
      <text:p text:style-name="Standard"/>
      <text:p text:style-name="Standard">MariaDB [te3149db]&gt; select version</text:p>
      <text:p text:style-name="Standard"><text:s text:c="4"/>-&gt; ;</text:p>
      <text:p text:style-name="Standard">ERROR 1054 (42S22): Unknown column 'version' in 'field list'</text:p>
      <text:p text:style-name="Standard">MariaDB [te3149db]&gt; select version;</text:p>
      <text:p text:style-name="Standard">ERROR 1054 (42S22): Unknown column 'version' in 'field list'</text:p>
      <text:p text:style-name="Standard">MariaDB [te3149db]&gt; </text:p>
      <text:p text:style-name="Standard">MariaDB [te3149db]&gt; select version();</text:p>
      <text:p text:style-name="Standard">+----------------+</text:p>
      <text:p text:style-name="Standard">| version() <text:s text:c="5"/>|</text:p>
      <text:p text:style-name="Standard">+----------------+</text:p>
      <text:p text:style-name="Standard">| 5.5.43-MariaDB |</text:p>
      <text:p text:style-name="Standard">+----------------+</text:p>
      <text:p text:style-name="Standard">1 row in set (0.00 sec)</text:p>
      <text:p text:style-name="Standard"/>
      <text:p text:style-name="Standard">MariaDB [te3149db]&gt; </text:p>
      <text:p text:style-name="Standard"/>
      <text:p text:style-name="Standard">MariaDB [te3149db]&gt; select distinct cities from customer;</text:p>
      <text:p text:style-name="Standard">ERROR 1054 (42S22): Unknown column 'cities' in 'field list'</text:p>
      <text:p text:style-name="Standard"/>
      <text:p text:style-name="Standard"/>
      <text:p text:style-name="P1">#DISPLAY DISTINCT CITIES</text:p>
      <text:p text:style-name="Standard"/>
      <text:p text:style-name="Standard">MariaDB [te3149db]&gt; select distinct city from customer;</text:p>
      <text:p text:style-name="Standard">+-----------+</text:p>
      <text:p text:style-name="Standard">| city <text:s text:c="5"/>|</text:p>
      <text:p text:style-name="Standard">+-----------+</text:p>
      <text:p text:style-name="Standard">| Nashik <text:s text:c="3"/>|</text:p>
      <text:p text:style-name="Standard">| Pune <text:s text:c="5"/>|</text:p>
      <text:p text:style-name="Standard">| Ahmedabad |</text:p>
      <text:p text:style-name="Standard">| Mumbai <text:s text:c="3"/>|</text:p>
      <text:p text:style-name="Standard">+-----------+</text:p>
      <text:p text:style-name="Standard">4 rows in set (0.00 sec)</text:p>
      <text:p text:style-name="Standard"/>
      <text:p text:style-name="Standard">MariaDB [te3149db]&gt; desc book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isbn <text:s text:c="3"/>| int(11) <text:s text:c="4"/>| NO <text:s text:c="2"/>| PRI | 0 <text:s text:c="6"/>| <text:s text:c="6"/>|</text:p>
      <text:p text:style-name="Standard">| title <text:s text:c="2"/>| varchar(20) | YES <text:s/>| <text:s text:c="4"/>| NULL <text:s text:c="3"/>| <text:s text:c="6"/>|</text:p>
      <text:p text:style-name="Standard"><text:soft-page-break/>| auth_id | int(11) <text:s text:c="4"/>| YES <text:s/>| MUL | NULL <text:s text:c="3"/>| <text:s text:c="6"/>|</text:p>
      <text:p text:style-name="Standard">| p_no <text:s text:c="3"/>| int(11) <text:s text:c="4"/>| YES <text:s/>| MUL | NULL <text:s text:c="3"/>| <text:s text:c="6"/>|</text:p>
      <text:p text:style-name="Standard">| year <text:s text:c="3"/>| int(11) <text:s text:c="4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/>
      <text:p text:style-name="Standard">MariaDB [te3149db]&gt; alter table book add price int;</text:p>
      <text:p text:style-name="Standard">Query OK, 10 rows affected (0.08 sec) <text:s text:c="13"/></text:p>
      <text:p text:style-name="Standard">Records: 10 <text:s/>Duplicates: 0 <text:s/>Warnings: 0</text:p>
      <text:p text:style-name="Standard"/>
      <text:p text:style-name="Standard">MariaDB [te3149db]&gt; select * from book;</text:p>
      <text:p text:style-name="Standard">+------+---------------------+---------+------+------+-------+</text:p>
      <text:p text:style-name="Standard">| isbn | title <text:s text:c="14"/>| auth_id | p_no | year | price |</text:p>
      <text:p text:style-name="Standard">+------+---------------------+---------+------+------+-------+</text:p>
      <text:p text:style-name="Standard">| 5564 | B. history of time <text:s/>| <text:s text:c="5"/>20 | <text:s text:c="2"/>14 | 1997 | <text:s/>NULL |</text:p>
      <text:p text:style-name="Standard">| 5565 | Br. history of time | <text:s text:c="5"/>20 | <text:s text:c="2"/>14 | 1997 | <text:s/>NULL |</text:p>
      <text:p text:style-name="Standard">| 5567 | Mystery <text:s text:c="12"/>| <text:s text:c="5"/>60 | <text:s text:c="2"/>11 | 1993 | <text:s/>NULL |</text:p>
      <text:p text:style-name="Standard">| 5568 | Flattered <text:s text:c="10"/>| <text:s text:c="5"/>60 | <text:s text:c="2"/>12 | 1994 | <text:s/>NULL |</text:p>
      <text:p text:style-name="Standard">| 5569 | Delimiter <text:s text:c="10"/>| <text:s text:c="5"/>20 | <text:s text:c="2"/>16 | 1995 | <text:s/>NULL |</text:p>
      <text:p text:style-name="Standard">| 5570 | Fire <text:s text:c="15"/>| <text:s text:c="5"/>80 | <text:s text:c="2"/>15 | 2001 | <text:s/>NULL |</text:p>
      <text:p text:style-name="Standard">| 5571 | Water <text:s text:c="14"/>| <text:s text:c="4"/>100 | <text:s text:c="2"/>20 | 2002 | <text:s/>NULL |</text:p>
      <text:p text:style-name="Standard">| 5572 | H P <text:s text:c="16"/>| <text:s text:c="5"/>10 | <text:s text:c="2"/>15 | 2012 | <text:s/>NULL |</text:p>
      <text:p text:style-name="Standard">| 5573 | Secret <text:s text:c="13"/>| <text:s text:c="5"/>70 | <text:s text:c="2"/>19 | 1899 | <text:s/>NULL |</text:p>
      <text:p text:style-name="Standard">| 5598 | Oath of V. <text:s text:c="9"/>| <text:s text:c="5"/>40 | <text:s text:c="2"/>12 | 2004 | <text:s/>NULL |</text:p>
      <text:p text:style-name="Standard">+------+---------------------+---------+------+------+-------+</text:p>
      <text:p text:style-name="Standard">10 rows in set (0.00 sec)</text:p>
      <text:p text:style-name="Standard"/>
      <text:p text:style-name="Standard">MariaDB [te3149db]&gt; update book set price = 100 where auth_id = 20;</text:p>
      <text:p text:style-name="Standard">Query OK, 3 rows affected (0.02 sec)</text:p>
      <text:p text:style-name="Standard">Rows matched: 3 <text:s/>Changed: 3 <text:s/>Warnings: 0</text:p>
      <text:p text:style-name="Standard"/>
      <text:p text:style-name="Standard">MariaDB [te3149db]&gt; update book set price = 200 where auth_id = 60;</text:p>
      <text:p text:style-name="Standard">Query OK, 2 rows affected (0.01 sec)</text:p>
      <text:p text:style-name="Standard">Rows matched: 2 <text:s/>Changed: 2 <text:s/>Warnings: 0</text:p>
      <text:p text:style-name="Standard"/>
      <text:p text:style-name="Standard">MariaDB [te3149db]&gt; update book set price = 200 where auth_id = 60;</text:p>
      <text:p text:style-name="Standard">Query OK, 0 rows affected (0.02 sec)</text:p>
      <text:p text:style-name="Standard">Rows matched: 2 <text:s/>Changed: 0 <text:s/>Warnings: 0</text:p>
      <text:p text:style-name="Standard"/>
      <text:p text:style-name="Standard">MariaDB [te3149db]&gt; select * from book;</text:p>
      <text:p text:style-name="Standard">+------+---------------------+---------+------+------+-------+</text:p>
      <text:p text:style-name="Standard">| isbn | title <text:s text:c="14"/>| auth_id | p_no | year | price |</text:p>
      <text:p text:style-name="Standard">+------+---------------------+---------+------+------+-------+</text:p>
      <text:p text:style-name="Standard">| 5564 | B. history of time <text:s/>| <text:s text:c="5"/>20 | <text:s text:c="2"/>14 | 1997 | <text:s text:c="2"/>100 |</text:p>
      <text:p text:style-name="Standard">| 5565 | Br. history of time | <text:s text:c="5"/>20 | <text:s text:c="2"/>14 | 1997 | <text:s text:c="2"/>100 |</text:p>
      <text:p text:style-name="Standard">| 5567 | Mystery <text:s text:c="12"/>| <text:s text:c="5"/>60 | <text:s text:c="2"/>11 | 1993 | <text:s text:c="2"/>200 |</text:p>
      <text:p text:style-name="Standard">| 5568 | Flattered <text:s text:c="10"/>| <text:s text:c="5"/>60 | <text:s text:c="2"/>12 | 1994 | <text:s text:c="2"/>200 |</text:p>
      <text:p text:style-name="Standard">| 5569 | Delimiter <text:s text:c="10"/>| <text:s text:c="5"/>20 | <text:s text:c="2"/>16 | 1995 | <text:s text:c="2"/>100 |</text:p>
      <text:p text:style-name="Standard">| 5570 | Fire <text:s text:c="15"/>| <text:s text:c="5"/>80 | <text:s text:c="2"/>15 | 2001 | <text:s/>NULL |</text:p>
      <text:p text:style-name="Standard">| 5571 | Water <text:s text:c="14"/>| <text:s text:c="4"/>100 | <text:s text:c="2"/>20 | 2002 | <text:s/>NULL |</text:p>
      <text:p text:style-name="Standard">| 5572 | H P <text:s text:c="16"/>| <text:s text:c="5"/>10 | <text:s text:c="2"/>15 | 2012 | <text:s/>NULL |</text:p>
      <text:p text:style-name="Standard">| 5573 | Secret <text:s text:c="13"/>| <text:s text:c="5"/>70 | <text:s text:c="2"/>19 | 1899 | <text:s/>NULL |</text:p>
      <text:p text:style-name="Standard">| 5598 | Oath of V. <text:s text:c="9"/>| <text:s text:c="5"/>40 | <text:s text:c="2"/>12 | 2004 | <text:s/>NULL |</text:p>
      <text:p text:style-name="Standard"><text:soft-page-break/>+------+---------------------+---------+------+------+-------+</text:p>
      <text:p text:style-name="Standard">10 rows in set (0.00 sec)</text:p>
      <text:p text:style-name="Standard"/>
      <text:p text:style-name="Standard">MariaDB [te3149db]&gt; update book set price = 1200 where auth_id &gt; 60;</text:p>
      <text:p text:style-name="Standard">Query OK, 3 rows affected (0.02 sec)</text:p>
      <text:p text:style-name="Standard">Rows matched: 3 <text:s/>Changed: 3 <text:s/>Warnings: 0</text:p>
      <text:p text:style-name="Standard"/>
      <text:p text:style-name="Standard">MariaDB [te3149db]&gt; select * from book;</text:p>
      <text:p text:style-name="Standard">+------+---------------------+---------+------+------+-------+</text:p>
      <text:p text:style-name="Standard">| isbn | title <text:s text:c="14"/>| auth_id | p_no | year | price |</text:p>
      <text:p text:style-name="Standard">+------+---------------------+---------+------+------+-------+</text:p>
      <text:p text:style-name="Standard">| 5564 | B. history of time <text:s/>| <text:s text:c="5"/>20 | <text:s text:c="2"/>14 | 1997 | <text:s text:c="2"/>100 |</text:p>
      <text:p text:style-name="Standard">| 5565 | Br. history of time | <text:s text:c="5"/>20 | <text:s text:c="2"/>14 | 1997 | <text:s text:c="2"/>100 |</text:p>
      <text:p text:style-name="Standard">| 5567 | Mystery <text:s text:c="12"/>| <text:s text:c="5"/>60 | <text:s text:c="2"/>11 | 1993 | <text:s text:c="2"/>200 |</text:p>
      <text:p text:style-name="Standard">| 5568 | Flattered <text:s text:c="10"/>| <text:s text:c="5"/>60 | <text:s text:c="2"/>12 | 1994 | <text:s text:c="2"/>200 |</text:p>
      <text:p text:style-name="Standard">| 5569 | Delimiter <text:s text:c="10"/>| <text:s text:c="5"/>20 | <text:s text:c="2"/>16 | 1995 | <text:s text:c="2"/>100 |</text:p>
      <text:p text:style-name="Standard">| 5570 | Fire <text:s text:c="15"/>| <text:s text:c="5"/>80 | <text:s text:c="2"/>15 | 2001 | <text:s/>1200 |</text:p>
      <text:p text:style-name="Standard">| 5571 | Water <text:s text:c="14"/>| <text:s text:c="4"/>100 | <text:s text:c="2"/>20 | 2002 | <text:s/>1200 |</text:p>
      <text:p text:style-name="Standard">| 5572 | H P <text:s text:c="16"/>| <text:s text:c="5"/>10 | <text:s text:c="2"/>15 | 2012 | <text:s/>NULL |</text:p>
      <text:p text:style-name="Standard">| 5573 | Secret <text:s text:c="13"/>| <text:s text:c="5"/>70 | <text:s text:c="2"/>19 | 1899 | <text:s/>1200 |</text:p>
      <text:p text:style-name="Standard">| 5598 | Oath of V. <text:s text:c="9"/>| <text:s text:c="5"/>40 | <text:s text:c="2"/>12 | 2004 | <text:s/>NULL |</text:p>
      <text:p text:style-name="Standard">+------+---------------------+---------+------+------+-------+</text:p>
      <text:p text:style-name="Standard">10 rows in set (0.00 sec)</text:p>
      <text:p text:style-name="Standard"/>
      <text:p text:style-name="Standard">MariaDB [te3149db]&gt; update book set price = 130 where auth_id = 10;</text:p>
      <text:p text:style-name="Standard">Query OK, 1 row affected (0.01 sec)</text:p>
      <text:p text:style-name="Standard">Rows matched: 1 <text:s/>Changed: 1 <text:s/>Warnings: 0</text:p>
      <text:p text:style-name="Standard"/>
      <text:p text:style-name="Standard">MariaDB [te3149db]&gt; update book set price = 1300 where auth_id = 40;</text:p>
      <text:p text:style-name="Standard">Query OK, 1 row affected (0.01 sec)</text:p>
      <text:p text:style-name="Standard">Rows matched: 1 <text:s/>Changed: 1 <text:s/>Warnings: 0</text:p>
      <text:p text:style-name="Standard"/>
      <text:p text:style-name="Standard">MariaDB [te3149db]&gt; </text:p>
      <text:p text:style-name="Standard">MariaDB [te3149db]&gt; select * from book;</text:p>
      <text:p text:style-name="Standard">+------+---------------------+---------+------+------+-------+</text:p>
      <text:p text:style-name="Standard">| isbn | title <text:s text:c="14"/>| auth_id | p_no | year | price |</text:p>
      <text:p text:style-name="Standard">+------+---------------------+---------+------+------+-------+</text:p>
      <text:p text:style-name="Standard">| 5564 | B. history of time <text:s/>| <text:s text:c="5"/>20 | <text:s text:c="2"/>14 | 1997 | <text:s text:c="2"/>100 |</text:p>
      <text:p text:style-name="Standard">| 5565 | Br. history of time | <text:s text:c="5"/>20 | <text:s text:c="2"/>14 | 1997 | <text:s text:c="2"/>100 |</text:p>
      <text:p text:style-name="Standard">| 5567 | Mystery <text:s text:c="12"/>| <text:s text:c="5"/>60 | <text:s text:c="2"/>11 | 1993 | <text:s text:c="2"/>200 |</text:p>
      <text:p text:style-name="Standard">| 5568 | Flattered <text:s text:c="10"/>| <text:s text:c="5"/>60 | <text:s text:c="2"/>12 | 1994 | <text:s text:c="2"/>200 |</text:p>
      <text:p text:style-name="Standard">| 5569 | Delimiter <text:s text:c="10"/>| <text:s text:c="5"/>20 | <text:s text:c="2"/>16 | 1995 | <text:s text:c="2"/>100 |</text:p>
      <text:p text:style-name="Standard">| 5570 | Fire <text:s text:c="15"/>| <text:s text:c="5"/>80 | <text:s text:c="2"/>15 | 2001 | <text:s/>1200 |</text:p>
      <text:p text:style-name="Standard">| 5571 | Water <text:s text:c="14"/>| <text:s text:c="4"/>100 | <text:s text:c="2"/>20 | 2002 | <text:s/>1200 |</text:p>
      <text:p text:style-name="Standard">| 5572 | H P <text:s text:c="16"/>| <text:s text:c="5"/>10 | <text:s text:c="2"/>15 | 2012 | <text:s text:c="2"/>130 |</text:p>
      <text:p text:style-name="Standard">| 5573 | Secret <text:s text:c="13"/>| <text:s text:c="5"/>70 | <text:s text:c="2"/>19 | 1899 | <text:s/>1200 |</text:p>
      <text:p text:style-name="Standard">| 5598 | Oath of V. <text:s text:c="9"/>| <text:s text:c="5"/>40 | <text:s text:c="2"/>12 | 2004 | <text:s/>1300 |</text:p>
      <text:p text:style-name="Standard">+------+---------------------+---------+------+------+-------+</text:p>
      <text:p text:style-name="Standard">10 rows in set (0.01 sec)</text:p>
      <text:p text:style-name="Standard"/>
      <text:p text:style-name="Standard">MariaDB [te3149db]&gt; update book set price = price * 1.05 where year &gt; 2015;</text:p>
      <text:p text:style-name="Standard">Query OK, 0 rows affected (0.01 sec)</text:p>
      <text:p text:style-name="Standard">Rows matched: 0 <text:s/>Changed: 0 <text:s/>Warnings: 0</text:p>
      <text:p text:style-name="Standard"><text:soft-page-break/></text:p>
      <text:p text:style-name="Standard">MariaDB [te3149db]&gt; desc book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isbn <text:s text:c="3"/>| int(11) <text:s text:c="4"/>| NO <text:s text:c="2"/>| PRI | 0 <text:s text:c="6"/>| <text:s text:c="6"/>|</text:p>
      <text:p text:style-name="Standard">| title <text:s text:c="2"/>| varchar(20) | YES <text:s/>| <text:s text:c="4"/>| NULL <text:s text:c="3"/>| <text:s text:c="6"/>|</text:p>
      <text:p text:style-name="Standard">| auth_id | int(11) <text:s text:c="4"/>| YES <text:s/>| MUL | NULL <text:s text:c="3"/>| <text:s text:c="6"/>|</text:p>
      <text:p text:style-name="Standard">| p_no <text:s text:c="3"/>| int(11) <text:s text:c="4"/>| YES <text:s/>| MUL | NULL <text:s text:c="3"/>| <text:s text:c="6"/>|</text:p>
      <text:p text:style-name="Standard">| year <text:s text:c="3"/>| int(11) <text:s text:c="4"/>| YES <text:s/>| <text:s text:c="4"/>| NULL <text:s text:c="3"/>| <text:s text:c="6"/>|</text:p>
      <text:p text:style-name="Standard">| price <text:s text:c="2"/>| int(11) <text:s text:c="4"/>| YES <text:s/>| <text:s text:c="4"/>| NULL <text:s text:c="3"/>| <text:s text:c="6"/>|</text:p>
      <text:p text:style-name="Standard">+---------+-------------+------+-----+---------+-------+</text:p>
      <text:p text:style-name="Standard">6 rows in set (0.00 sec)</text:p>
      <text:p text:style-name="Standard"/>
      <text:p text:style-name="Standard">MariaDB [te3149db]&gt; alter table book modify column price float;</text:p>
      <text:p text:style-name="Standard">Query OK, 10 rows affected (0.10 sec) <text:s text:c="13"/></text:p>
      <text:p text:style-name="Standard">Records: 10 <text:s/>Duplicates: 0 <text:s/>Warnings: 0</text:p>
      <text:p text:style-name="Standard"/>
      <text:p text:style-name="Standard">MariaDB [te3149db]&gt; desc book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isbn <text:s text:c="3"/>| int(11) <text:s text:c="4"/>| NO <text:s text:c="2"/>| PRI | 0 <text:s text:c="6"/>| <text:s text:c="6"/>|</text:p>
      <text:p text:style-name="Standard">| title <text:s text:c="2"/>| varchar(20) | YES <text:s/>| <text:s text:c="4"/>| NULL <text:s text:c="3"/>| <text:s text:c="6"/>|</text:p>
      <text:p text:style-name="Standard">| auth_id | int(11) <text:s text:c="4"/>| YES <text:s/>| MUL | NULL <text:s text:c="3"/>| <text:s text:c="6"/>|</text:p>
      <text:p text:style-name="Standard">| p_no <text:s text:c="3"/>| int(11) <text:s text:c="4"/>| YES <text:s/>| MUL | NULL <text:s text:c="3"/>| <text:s text:c="6"/>|</text:p>
      <text:p text:style-name="Standard">| year <text:s text:c="3"/>| int(11) <text:s text:c="4"/>| YES <text:s/>| <text:s text:c="4"/>| NULL <text:s text:c="3"/>| <text:s text:c="6"/>|</text:p>
      <text:p text:style-name="Standard">| price <text:s text:c="2"/>| float <text:s text:c="6"/>| YES <text:s/>| <text:s text:c="4"/>| NULL <text:s text:c="3"/>| <text:s text:c="6"/>|</text:p>
      <text:p text:style-name="Standard">+---------+-------------+------+-----+---------+-------+</text:p>
      <text:p text:style-name="Standard">6 rows in set (0.01 sec)</text:p>
      <text:p text:style-name="Standard"/>
      <text:p text:style-name="Standard"/>
      <text:p text:style-name="P1">### GIVE 5% INCREASE IN PRICE OF BOOKS WITH PUBLISHING YEAR 2015;</text:p>
      <text:p text:style-name="Standard"/>
      <text:p text:style-name="Standard">MariaDB [te3149db]&gt; update book set price=price*1.05 where year=2015;</text:p>
      <text:p text:style-name="Standard">Query OK, 10 rows affected (0.03 sec)</text:p>
      <text:p text:style-name="Standard">Rows matched: 0 <text:s/>Changed: 0 <text:s/>Warnings: 0</text:p>
      <text:p text:style-name="Standard"/>
      <text:p text:style-name="Standard">MariaDB [te3149db]&gt; select * from price;</text:p>
      <text:p text:style-name="Standard">ERROR 1146 (42S02): Table 'te3149db.price' doesn't exist</text:p>
      <text:p text:style-name="Standard">MariaDB [te3149db]&gt; select * from book;</text:p>
      <text:p text:style-name="Standard">+------+---------------------+---------+------+------+-------+</text:p>
      <text:p text:style-name="Standard">| isbn | title <text:s text:c="14"/>| auth_id | p_no | year | price |</text:p>
      <text:p text:style-name="Standard">+------+---------------------+---------+------+------+-------+</text:p>
      <text:p text:style-name="Standard">| 5564 | B. history of time <text:s/>| <text:s text:c="5"/>20 | <text:s text:c="2"/>14 | 1997 | <text:s text:c="2"/>100 |</text:p>
      <text:p text:style-name="Standard">| 5565 | Br. history of time | <text:s text:c="5"/>20 | <text:s text:c="2"/>14 | 1997 | <text:s text:c="2"/>100 |</text:p>
      <text:p text:style-name="Standard">| 5567 | Mystery <text:s text:c="12"/>| <text:s text:c="5"/>60 | <text:s text:c="2"/>11 | 1993 | <text:s text:c="2"/>200 |</text:p>
      <text:p text:style-name="Standard">| 5568 | Flattered <text:s text:c="10"/>| <text:s text:c="5"/>60 | <text:s text:c="2"/>12 | 1994 | <text:s text:c="2"/>200 |</text:p>
      <text:p text:style-name="Standard">| 5569 | Delimiter <text:s text:c="10"/>| <text:s text:c="5"/>20 | <text:s text:c="2"/>16 | 1995 | <text:s text:c="2"/>100 |</text:p>
      <text:p text:style-name="Standard">| 5570 | Fire <text:s text:c="15"/>| <text:s text:c="5"/>80 | <text:s text:c="2"/>15 | 2001 | <text:s/>1200 |</text:p>
      <text:p text:style-name="Standard">| 5571 | Water <text:s text:c="14"/>| <text:s text:c="4"/>100 | <text:s text:c="2"/>20 | 2002 | <text:s/>1200 |</text:p>
      <text:p text:style-name="Standard">| 5572 | H P <text:s text:c="16"/>| <text:s text:c="5"/>10 | <text:s text:c="2"/>15 | 2012 | <text:tab/>130<text:tab/> |</text:p>
      <text:p text:style-name="Standard"><text:soft-page-break/>| 5573 | Secret <text:s text:c="13"/>| <text:s text:c="5"/>70 | <text:s text:c="2"/>19 | 1899 | <text:s/>1200 |</text:p>
      <text:p text:style-name="Standard">| 5598 | Oath of V. <text:s text:c="9"/>| <text:s text:c="5"/>40 | <text:s text:c="2"/>12 | 2004 | <text:s/>1300 |</text:p>
      <text:p text:style-name="Standard">+------+---------------------+---------+------+------+-------+</text:p>
      <text:p text:style-name="Standard">10 rows in set (0.00 sec)</text:p>
      <text:p text:style-name="Standard"/>
      <text:p text:style-name="Standard">MariaDB [te3149db]&gt; Ctrl-C -- exit!</text:p>
      <text:p text:style-name="Standard">Aborted</text:p>
      <text:p text:style-name="Standard">[pict@localhost ~]$ mysql -h 10.10.15.202 -u te3149 -p</text:p>
      <text:p text:style-name="Standard">Enter password: </text:p>
      <text:p text:style-name="Standard">Welcome to the MariaDB monitor. <text:s/>Commands end with ; or \g.</text:p>
      <text:p text:style-name="Standard">Your MariaDB connection id is 74</text:p>
      <text:p text:style-name="Standard">Server version: 5.5.43-MariaDB MariaDB Server</text:p>
      <text:p text:style-name="Standard"/>
      <text:p text:style-name="Standard">Copyright (c) 2000, 2015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elect * from book;</text:p>
      <text:p text:style-name="Standard">ERROR 1046 (3D000): No database selected</text:p>
      <text:p text:style-name="Standard">MariaDB [(none)]&gt; use te3149db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te3149db]&gt; select * from book;</text:p>
      <text:p text:style-name="Standard">+------+---------------------+---------+------+------+-------+</text:p>
      <text:p text:style-name="Standard">| isbn | title <text:s text:c="14"/>| auth_id | p_no | year | price |</text:p>
      <text:p text:style-name="Standard">+------+---------------------+---------+------+------+-------+</text:p>
      <text:p text:style-name="Standard">| 5564 | B. history of time <text:s/>| <text:s text:c="5"/>20 | <text:s text:c="2"/>14 | 1997 | <text:s text:c="2"/>105 |</text:p>
      <text:p text:style-name="Standard">| 5565 | Br. history of time | <text:s text:c="5"/>20 | <text:s text:c="2"/>14 | 1997 | <text:s text:c="2"/>105 |</text:p>
      <text:p text:style-name="Standard">| 5567 | Mystery <text:s text:c="12"/>| <text:s text:c="5"/>60 | <text:s text:c="2"/>11 | 1993 | <text:s text:c="2"/>210 |</text:p>
      <text:p text:style-name="Standard">| 5568 | Flattered <text:s text:c="10"/>| <text:s text:c="5"/>60 | <text:s text:c="2"/>12 | 1994 | <text:s text:c="2"/>210 |</text:p>
      <text:p text:style-name="Standard">| 5569 | Delimiter <text:s text:c="10"/>| <text:s text:c="5"/>20 | <text:s text:c="2"/>16 | 1995 | <text:s text:c="2"/>105 |</text:p>
      <text:p text:style-name="Standard">| 5570 | Fire <text:s text:c="15"/>| <text:s text:c="5"/>80 | <text:s text:c="2"/>15 | 2001 | <text:s/>1260 |</text:p>
      <text:p text:style-name="Standard">| 5571 | Water <text:s text:c="14"/>| <text:s text:c="4"/>100 | <text:s text:c="2"/>20 | 2002 | <text:s/>1260 |</text:p>
      <text:p text:style-name="Standard">| 5572 | H P <text:s text:c="16"/>| <text:s text:c="5"/>10 | <text:s text:c="2"/>15 | 2012 | 136.5 |</text:p>
      <text:p text:style-name="Standard">| 5573 | Secret <text:s text:c="13"/>| <text:s text:c="5"/>70 | <text:s text:c="2"/>19 | 1899 | <text:s/>1260 |</text:p>
      <text:p text:style-name="Standard">| 5598 | Oath of V. <text:s text:c="9"/>| <text:s text:c="5"/>40 | <text:s text:c="2"/>12 | 2004 | <text:s/>1365 |</text:p>
      <text:p text:style-name="Standard">+------+---------------------+---------+------+------+-------+</text:p>
      <text:p text:style-name="Standard">10 rows in set (0.00 sec)</text:p>
      <text:p text:style-name="Standard"/>
      <text:p text:style-name="Standard">MariaDB [te3149db]&gt; select * from customer;</text:p>
      <text:p text:style-name="Standard">+------+----------+-----------+----------+</text:p>
      <text:p text:style-name="Standard">| cid <text:s/>| name <text:s text:c="4"/>| city <text:s text:c="5"/>| class_id |</text:p>
      <text:p text:style-name="Standard">+------+----------+-----------+----------+</text:p>
      <text:p text:style-name="Standard">| 1241 | neha <text:s text:c="4"/>| Nashik <text:s text:c="3"/>| <text:s text:c="7"/>1 |</text:p>
      <text:p text:style-name="Standard">| 1338 | aditya <text:s text:c="2"/>| Pune <text:s text:c="5"/>| <text:s text:c="7"/>3 |</text:p>
      <text:p text:style-name="Standard">| 1383 | mandar <text:s text:c="2"/>| Pune <text:s text:c="5"/>| <text:s text:c="7"/>2 |</text:p>
      <text:p text:style-name="Standard">| 1482 | sanket <text:s text:c="2"/>| Pune <text:s text:c="5"/>| <text:s text:c="7"/>3 |</text:p>
      <text:p text:style-name="Standard">| 1992 | shruti <text:s text:c="2"/>| Ahmedabad | <text:s text:c="7"/>2 |</text:p>
      <text:p text:style-name="Standard">| 2234 | prajakta | Pune <text:s text:c="5"/>| <text:s text:c="7"/>2 |</text:p>
      <text:p text:style-name="Standard">| 2324 | jay <text:s text:c="5"/>| Mumbai <text:s text:c="3"/>| <text:s text:c="7"/>1 |</text:p>
      <text:p text:style-name="Standard">| 2343 | pratik <text:s text:c="2"/>| Pune <text:s text:c="5"/>| <text:s text:c="7"/>3 |</text:p>
      <text:p text:style-name="Standard"><text:soft-page-break/>| 4238 | amey <text:s text:c="4"/>| Pune <text:s text:c="5"/>| <text:s text:c="7"/>3 |</text:p>
      <text:p text:style-name="Standard">| 8823 | daksh <text:s text:c="3"/>| Pune <text:s text:c="5"/>| <text:s text:c="7"/>1 |</text:p>
      <text:p text:style-name="Standard">+------+----------+-----------+----------+</text:p>
      <text:p text:style-name="Standard">10 rows in set (0.00 sec)</text:p>
      <text:p text:style-name="Standard"/>
      <text:p text:style-name="Standard">MariaDB [te3149db]&gt; delete * from customer where city='Nashik';</text:p>
      <text:p text:style-name="Standard">ERROR 1064 (42000): You have an error in your SQL syntax; check the manual that corresponds to your MariaDB server version for the right syntax to use near '* from customer where city='Nashik'' at line 1</text:p>
      <text:p text:style-name="Standard"/>
      <text:p text:style-name="P1">### DELETE CUSTOMER DETAILS LIVING IN NASHIK</text:p>
      <text:p text:style-name="Standard"/>
      <text:p text:style-name="Standard">MariaDB [te3149db]&gt; delete from customer where city='Nashik';</text:p>
      <text:p text:style-name="Standard">Query OK, 1 row affected (0.02 sec)</text:p>
      <text:p text:style-name="Standard"/>
      <text:p text:style-name="Standard">MariaDB [te3149db]&gt; select * from customer;</text:p>
      <text:p text:style-name="Standard">+------+----------+-----------+----------+</text:p>
      <text:p text:style-name="Standard">| cid <text:s/>| name <text:s text:c="4"/>| city <text:s text:c="5"/>| class_id |</text:p>
      <text:p text:style-name="Standard">+------+----------+-----------+----------+</text:p>
      <text:p text:style-name="Standard">| 1338 | aditya <text:s text:c="2"/>| Pune <text:s text:c="5"/>| <text:s text:c="7"/>3 |</text:p>
      <text:p text:style-name="Standard">| 1383 | mandar <text:s text:c="2"/>| Pune <text:s text:c="5"/>| <text:s text:c="7"/>2 |</text:p>
      <text:p text:style-name="Standard">| 1482 | sanket <text:s text:c="2"/>| Pune <text:s text:c="5"/>| <text:s text:c="7"/>3 |</text:p>
      <text:p text:style-name="Standard">| 1992 | shruti <text:s text:c="2"/>| Ahmedabad | <text:s text:c="7"/>2 |</text:p>
      <text:p text:style-name="Standard">| 2234 | prajakta | Pune <text:s text:c="5"/>| <text:s text:c="7"/>2 |</text:p>
      <text:p text:style-name="Standard">| 2324 | jay <text:s text:c="5"/>| Mumbai <text:s text:c="3"/>| <text:s text:c="7"/>1 |</text:p>
      <text:p text:style-name="Standard">| 2343 | pratik <text:s text:c="2"/>| Pune <text:s text:c="5"/>| <text:s text:c="7"/>3 |</text:p>
      <text:p text:style-name="Standard">| 4238 | amey <text:s text:c="4"/>| Pune <text:s text:c="5"/>| <text:s text:c="7"/>3 |</text:p>
      <text:p text:style-name="Standard">| 8823 | daksh <text:s text:c="3"/>| Pune <text:s text:c="5"/>| <text:s text:c="7"/>1 |</text:p>
      <text:p text:style-name="Standard">+------+----------+-----------+----------+</text:p>
      <text:p text:style-name="Standard">9 rows in set (0.00 sec)</text:p>
      <text:p text:style-name="Standard"/>
      <text:p text:style-name="Standard">MariaDB [te3149db]&gt; select * from author;</text:p>
      <text:p text:style-name="Standard">+---------+------------+---------+</text:p>
      <text:p text:style-name="Standard">| auth_id | aname <text:s text:c="5"/>| country |</text:p>
      <text:p text:style-name="Standard">+---------+------------+---------+</text:p>
      <text:p text:style-name="Standard">| <text:s text:c="5"/>10 | JKRowling <text:s/>| England |</text:p>
      <text:p text:style-name="Standard">| <text:s text:c="5"/>20 | S. Hawking | England |</text:p>
      <text:p text:style-name="Standard">| <text:s text:c="5"/>30 | Amish T. <text:s text:c="2"/>| India <text:s text:c="2"/>|</text:p>
      <text:p text:style-name="Standard">| <text:s text:c="5"/>40 | Chetan B. <text:s/>| India <text:s text:c="2"/>|</text:p>
      <text:p text:style-name="Standard">| <text:s text:c="5"/>50 | Dan Brown <text:s/>| Brazil <text:s/>|</text:p>
      <text:p text:style-name="Standard">| <text:s text:c="5"/>60 | John G. <text:s text:c="3"/>| England |</text:p>
      <text:p text:style-name="Standard">| <text:s text:c="5"/>70 | Sheryl S. <text:s/>| USA <text:s text:c="4"/>|</text:p>
      <text:p text:style-name="Standard">| <text:s text:c="5"/>80 | Tom M. <text:s text:c="4"/>| USA <text:s text:c="4"/>|</text:p>
      <text:p text:style-name="Standard">| <text:s text:c="5"/>90 | Andrew NG. | USA <text:s text:c="4"/>|</text:p>
      <text:p text:style-name="Standard">| <text:s text:c="4"/>100 | Micheal W. | Canada <text:s/>|</text:p>
      <text:p text:style-name="Standard">+---------+------------+---------+</text:p>
      <text:p text:style-name="Standard">10 rows in set (0.00 sec)</text:p>
      <text:p text:style-name="Standard"/>
      <text:p text:style-name="Standard"/>
      <text:p text:style-name="P1">### FIND NAMES OF AUTHORS LIVING IN ENGLAND OR USA </text:p>
      <text:p text:style-name="Standard"/>
      <text:p text:style-name="Standard">MariaDB [te3149db]&gt; select * from author where country='England' union select * from author where country='USA';</text:p>
      <text:p text:style-name="Standard"><text:soft-page-break/>+---------+------------+---------+</text:p>
      <text:p text:style-name="Standard">| auth_id | aname <text:s text:c="5"/>| country |</text:p>
      <text:p text:style-name="Standard">+---------+------------+---------+</text:p>
      <text:p text:style-name="Standard">| <text:s text:c="5"/>10 | JKRowling <text:s/>| England |</text:p>
      <text:p text:style-name="Standard">| <text:s text:c="5"/>20 | S. Hawking | England |</text:p>
      <text:p text:style-name="Standard">| <text:s text:c="5"/>60 | John G. <text:s text:c="3"/>| England |</text:p>
      <text:p text:style-name="Standard">| <text:s text:c="5"/>70 | Sheryl S. <text:s/>| USA <text:s text:c="4"/>|</text:p>
      <text:p text:style-name="Standard">| <text:s text:c="5"/>80 | Tom M. <text:s text:c="4"/>| USA <text:s text:c="4"/>|</text:p>
      <text:p text:style-name="Standard">| <text:s text:c="5"/>90 | Andrew NG. | USA <text:s text:c="4"/>|</text:p>
      <text:p text:style-name="Standard">+---------+------------+---------+</text:p>
      <text:p text:style-name="Standard">6 rows in set (0.00 sec)</text:p>
      <text:p text:style-name="Standard"/>
      <text:p text:style-name="Standard">MariaDB [te3149db]&gt; select aname from author where country='Australia' union select * from author where country='India';</text:p>
      <text:p text:style-name="Standard">ERROR 1222 (21000): The used SELECT statements have a different number of columns</text:p>
      <text:p text:style-name="Standard">MariaDB [te3149db]&gt; select aname from author where country='Australia' union select aname from author where country='India';</text:p>
      <text:p text:style-name="Standard">+-----------+</text:p>
      <text:p text:style-name="Standard">| aname <text:s text:c="4"/>|</text:p>
      <text:p text:style-name="Standard">+-----------+</text:p>
      <text:p text:style-name="Standard">| Amish T. <text:s/>|</text:p>
      <text:p text:style-name="Standard">| Chetan B. |</text:p>
      <text:p text:style-name="Standard">+-----------+</text:p>
      <text:p text:style-name="Standard">2 rows in set (0.00 sec)</text:p>
      <text:p text:style-name="Standard"/>
      <text:p text:style-name="Standard">MariaDB [te3149db]&gt; select * from author</text:p>
      <text:p text:style-name="Standard"><text:s text:c="4"/>-&gt; ;</text:p>
      <text:p text:style-name="Standard">+---------+------------+---------+</text:p>
      <text:p text:style-name="Standard">| auth_id | aname <text:s text:c="5"/>| country |</text:p>
      <text:p text:style-name="Standard">+---------+------------+---------+</text:p>
      <text:p text:style-name="Standard">| <text:s text:c="5"/>10 | JKRowling <text:s/>| England |</text:p>
      <text:p text:style-name="Standard">| <text:s text:c="5"/>20 | S. Hawking | England |</text:p>
      <text:p text:style-name="Standard">| <text:s text:c="5"/>30 | Amish T. <text:s text:c="2"/>| India <text:s text:c="2"/>|</text:p>
      <text:p text:style-name="Standard">| <text:s text:c="5"/>40 | Chetan B. <text:s/>| India <text:s text:c="2"/>|</text:p>
      <text:p text:style-name="Standard">| <text:s text:c="5"/>50 | Dan Brown <text:s/>| Brazil <text:s/>|</text:p>
      <text:p text:style-name="Standard">| <text:s text:c="5"/>60 | John G. <text:s text:c="3"/>| England |</text:p>
      <text:p text:style-name="Standard">| <text:s text:c="5"/>70 | Sheryl S. <text:s/>| USA <text:s text:c="4"/>|</text:p>
      <text:p text:style-name="Standard">| <text:s text:c="5"/>80 | Tom M. <text:s text:c="4"/>| USA <text:s text:c="4"/>|</text:p>
      <text:p text:style-name="Standard">| <text:s text:c="5"/>90 | Andrew NG. | USA <text:s text:c="4"/>|</text:p>
      <text:p text:style-name="Standard">| <text:s text:c="4"/>100 | Micheal W. | Canada <text:s/>|</text:p>
      <text:p text:style-name="Standard">+---------+------------+---------+</text:p>
      <text:p text:style-name="Standard">10 rows in set (0.00 sec)</text:p>
      <text:p text:style-name="Standard"/>
      <text:p text:style-name="Standard">MariaDB [te3149db]&gt; select * from publisher;</text:p>
      <text:p text:style-name="Standard">+------+-----------+---------+------+</text:p>
      <text:p text:style-name="Standard">| p_no | pname <text:s text:c="4"/>| p_add <text:s text:c="2"/>| year |</text:p>
      <text:p text:style-name="Standard">+------+-----------+---------+------+</text:p>
      <text:p text:style-name="Standard">| <text:s text:c="2"/>11 | S&amp;P <text:s text:c="6"/>| USA <text:s text:c="4"/>| 1999 |</text:p>
      <text:p text:style-name="Standard">| <text:s text:c="2"/>12 | NSE <text:s text:c="6"/>| France <text:s/>| 1989 |</text:p>
      <text:p text:style-name="Standard">| <text:s text:c="2"/>13 | MHB <text:s text:c="6"/>| Italy <text:s text:c="2"/>| 1988 |</text:p>
      <text:p text:style-name="Standard">| <text:s text:c="2"/>14 | MHB2 <text:s text:c="5"/>| Italy <text:s text:c="2"/>| 1988 |</text:p>
      <text:p text:style-name="Standard">| <text:s text:c="2"/>15 | Fourier <text:s text:c="2"/>| England | 1978 |</text:p>
      <text:p text:style-name="Standard">| <text:s text:c="2"/>16 | Einstein <text:s/>| Germany | 1918 |</text:p>
      <text:p text:style-name="Standard"><text:soft-page-break/>| <text:s text:c="2"/>17 | Langrange | USA <text:s text:c="4"/>| 1920 |</text:p>
      <text:p text:style-name="Standard">| <text:s text:c="2"/>18 | A Hitler <text:s/>| Germany | 1920 |</text:p>
      <text:p text:style-name="Standard">| <text:s text:c="2"/>19 | Louise <text:s text:c="3"/>| Norway <text:s/>| 1720 |</text:p>
      <text:p text:style-name="Standard">| <text:s text:c="2"/>20 | Lampard <text:s text:c="2"/>| England | 1950 |</text:p>
      <text:p text:style-name="Standard">+------+-----------+---------+------+</text:p>
      <text:p text:style-name="Standard">10 rows in set (0.00 sec)</text:p>
      <text:p text:style-name="Standard"/>
      <text:p text:style-name="Standard"/>
      <text:p text:style-name="P1">### FIND PUBLISHERS WHO ARE ESTABLISHED IN YEAR 2015 OR 2016</text:p>
      <text:p text:style-name="Standard"/>
      <text:p text:style-name="Standard">MariaDB [te3149db]&gt; select pname from publisher where year=2015 or year=2016;Empty set (0.00 sec)</text:p>
      <text:p text:style-name="Standard"/>
      <text:p text:style-name="Standard">MariaDB [te3149db]&gt; select * from book;</text:p>
      <text:p text:style-name="Standard">+------+---------------------+---------+------+------+-------+</text:p>
      <text:p text:style-name="Standard">| isbn | title <text:s text:c="14"/>| auth_id | p_no | year | price |</text:p>
      <text:p text:style-name="Standard">+------+---------------------+---------+------+------+-------+</text:p>
      <text:p text:style-name="Standard">| 5564 | B. history of time <text:s/>| <text:s text:c="5"/>20 | <text:s text:c="2"/>14 | 1997 | <text:s text:c="2"/>105 |</text:p>
      <text:p text:style-name="Standard">| 5565 | Br. history of time | <text:s text:c="5"/>20 | <text:s text:c="2"/>14 | 1997 | <text:s text:c="2"/>105 |</text:p>
      <text:p text:style-name="Standard">| 5567 | Mystery <text:s text:c="12"/>| <text:s text:c="5"/>60 | <text:s text:c="2"/>11 | 1993 | <text:s text:c="2"/>210 |</text:p>
      <text:p text:style-name="Standard">| 5568 | Flattered <text:s text:c="10"/>| <text:s text:c="5"/>60 | <text:s text:c="2"/>12 | 1994 | <text:s text:c="2"/>210 |</text:p>
      <text:p text:style-name="Standard">| 5569 | Delimiter <text:s text:c="10"/>| <text:s text:c="5"/>20 | <text:s text:c="2"/>16 | 1995 | <text:s text:c="2"/>105 |</text:p>
      <text:p text:style-name="Standard">| 5570 | Fire <text:s text:c="15"/>| <text:s text:c="5"/>80 | <text:s text:c="2"/>15 | 2001 | <text:s/>1260 |</text:p>
      <text:p text:style-name="Standard">| 5571 | Water <text:s text:c="14"/>| <text:s text:c="4"/>100 | <text:s text:c="2"/>20 | 2002 | <text:s/>1260 |</text:p>
      <text:p text:style-name="Standard">| 5572 | H P <text:s text:c="16"/>| <text:s text:c="5"/>10 | <text:s text:c="2"/>15 | 2012 | 136.5 |</text:p>
      <text:p text:style-name="Standard">| 5573 | Secret <text:s text:c="13"/>| <text:s text:c="5"/>70 | <text:s text:c="2"/>19 | 1899 | <text:s/>1260 |</text:p>
      <text:p text:style-name="Standard">| 5598 | Oath of V. <text:s text:c="9"/>| <text:s text:c="5"/>40 | <text:s text:c="2"/>12 | 2004 | <text:s/>1365 |</text:p>
      <text:p text:style-name="Standard">+------+---------------------+---------+------+------+-------+</text:p>
      <text:p text:style-name="Standard">10 rows in set (0.40 sec)</text:p>
      <text:p text:style-name="Standard"/>
      <text:p text:style-name="Standard">MariaDB [te3149db]&gt; select title from book where price = max(price) or price between 300 and 400;</text:p>
      <text:p text:style-name="Standard">ERROR 1111 (HY000): Invalid use of group function</text:p>
      <text:p text:style-name="Standard">MariaDB [te3149db]&gt; select title from book where (price = max(price)) or (price between 300 and 400);</text:p>
      <text:p text:style-name="Standard">ERROR 1111 (HY000): Invalid use of group function</text:p>
      <text:p text:style-name="Standard">MariaDB [te3149db]&gt; select title from book where price =( max(price) or between 300 and 400;</text:p>
      <text:p text:style-name="Standard">ERROR 1064 (42000): You have an error in your SQL syntax; check the manual that corresponds to your MariaDB server version for the right syntax to use near 'between 300 and 400' at line 1</text:p>
      <text:p text:style-name="Standard">MariaDB [te3149db]&gt; </text:p>
      <text:p text:style-name="Standard"/>
      <text:p text:style-name="P1"/>
      <text:p text:style-name="P1">### SELECT BOOK WITH MAX PRICE AND LIST BOOKS WITH PRICE IN BETWEEN 300 AND 400</text:p>
      <text:p text:style-name="Standard"/>
      <text:p text:style-name="Standard">MariaDB [te3149db]&gt; select title, max(price) from book;</text:p>
      <text:p text:style-name="Standard">+--------------------+------------+</text:p>
      <text:p text:style-name="Standard">| title <text:s text:c="13"/>| max(price) |</text:p>
      <text:p text:style-name="Standard">+--------------------+------------+</text:p>
      <text:p text:style-name="Standard">| B. history of time | <text:s text:c="6"/>1365 |</text:p>
      <text:p text:style-name="Standard">+--------------------+------------+</text:p>
      <text:p text:style-name="Standard">1 row in set (0.00 sec)</text:p>
      <text:p text:style-name="Standard"/>
      <text:p text:style-name="Standard"><text:soft-page-break/>MariaDB [te3149db]&gt; select title from book where price between 300 and 400;</text:p>
      <text:p text:style-name="Standard">Empty set (0.00 sec)</text:p>
      <text:p text:style-name="Standard"/>
      <text:p text:style-name="Standard">MariaDB [te3149db]&gt;</text:p>
      <text:p text:style-name="Standard"/>
      <text:p text:style-name="Standard"/>
      <text:p text:style-name="Standard"/>
      <text:p text:style-name="Standard">#<text:span text:style-name="T2">## DISPLAY ALL TITLES OF BOOKS WITH PRICE AND PUBLISHING YEAR IN DECREASING ORDER OF </text:span></text:p>
      <text:p text:style-name="P1">### PUBLISHING YEAR</text:p>
      <text:p text:style-name="Standard"><text:s/></text:p>
      <text:p text:style-name="Standard">MariaDB [te3149db]&gt; select * from book order by year desc;</text:p>
      <text:p text:style-name="Standard">+------+---------------------+---------+------+------+-------+</text:p>
      <text:p text:style-name="Standard">| isbn | title <text:s text:c="14"/>| auth_id | p_no | year | price |</text:p>
      <text:p text:style-name="Standard">+------+---------------------+---------+------+------+-------+</text:p>
      <text:p text:style-name="Standard">| 5572 | H P <text:s text:c="16"/>| <text:s text:c="5"/>10 | <text:s text:c="2"/>15 | 2012 | 136.5 |</text:p>
      <text:p text:style-name="Standard">| 5598 | Oath of V. <text:s text:c="9"/>| <text:s text:c="5"/>40 | <text:s text:c="2"/>12 | 2004 | <text:s/>1365 |</text:p>
      <text:p text:style-name="Standard">| 5571 | Water <text:s text:c="14"/>| <text:s text:c="4"/>100 | <text:s text:c="2"/>20 | 2002 | <text:s/>1260 |</text:p>
      <text:p text:style-name="Standard">| 5570 | Fire <text:s text:c="15"/>| <text:s text:c="5"/>80 | <text:s text:c="2"/>15 | 2001 | <text:s/>1260 |</text:p>
      <text:p text:style-name="Standard">| 5565 | Br. history of time | <text:s text:c="5"/>20 | <text:s text:c="2"/>14 | 1997 | <text:s text:c="2"/>105 |</text:p>
      <text:p text:style-name="Standard">| 5564 | B. history of time <text:s/>| <text:s text:c="5"/>20 | <text:s text:c="2"/>14 | 1997 | <text:s text:c="2"/>105 |</text:p>
      <text:p text:style-name="Standard">| 5569 | Delimiter <text:s text:c="10"/>| <text:s text:c="5"/>20 | <text:s text:c="2"/>16 | 1995 | <text:s text:c="2"/>105 |</text:p>
      <text:p text:style-name="Standard">| 5568 | Flattered <text:s text:c="10"/>| <text:s text:c="5"/>60 | <text:s text:c="2"/>12 | 1994 | <text:s text:c="2"/>210 |</text:p>
      <text:p text:style-name="Standard">| 5567 | Mystery <text:s text:c="12"/>| <text:s text:c="5"/>60 | <text:s text:c="2"/>11 | 1993 | <text:s text:c="2"/>210 |</text:p>
      <text:p text:style-name="Standard">| 5573 | Secret <text:s text:c="13"/>| <text:s text:c="5"/>70 | <text:s text:c="2"/>19 | 1899 | <text:s/>1260 |</text:p>
      <text:p text:style-name="Standard">+------+---------------------+---------+------+------+-------+</text:p>
      <text:p text:style-name="Standard">10 rows in set (0.00 sec)</text:p>
      <text:p text:style-name="Standard"/>
      <text:p text:style-name="Standard"/>
      <text:p text:style-name="P1">### DISPLAY TITLE, AUTHOR_NO AND YEAR FOR BOOKS PUBLISHED IN YEAR 2000, 2004, 2006</text:p>
      <text:p text:style-name="Standard"/>
      <text:p text:style-name="Standard">MariaDB [te3149db]&gt; select title, auth_id, year from book where year in (2000, 2004, 2006);</text:p>
      <text:p text:style-name="Standard">+------------+---------+------+</text:p>
      <text:p text:style-name="Standard">| title <text:s text:c="5"/>| auth_id | year |</text:p>
      <text:p text:style-name="Standard">+------------+---------+------+</text:p>
      <text:p text:style-name="Standard">| Oath of V. | <text:s text:c="5"/>40 | 2004 |</text:p>
      <text:p text:style-name="Standard">+------------+---------+------+</text:p>
      <text:p text:style-name="Standard">1 row in set (0.00 se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5:15:42.915058990</meta:creation-date>
    <dc:date>2018-07-04T05:20:33.859593667</dc:date>
    <meta:editing-duration>PT5M13S</meta:editing-duration>
    <meta:editing-cycles>1</meta:editing-cycles>
    <meta:document-statistic meta:table-count="0" meta:image-count="0" meta:object-count="0" meta:page-count="12" meta:paragraph-count="507" meta:word-count="4686" meta:character-count="25890" meta:non-whitespace-character-count="18917"/>
    <meta:generator>LibreOffice/6.0.3.2$Linux_X86_64 LibreOffice_project/00m0$Build-2</meta:generator>
  </office:meta>
</office:document-meta>
</file>